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officeooo:rsid="00211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Sheet 5</text:p>
      <text:p text:style-name="P4">(Nested Sub queries)</text:p>
      <text:p text:style-name="P2"/>
      <text:list xml:id="list8134046432928797232" text:style-name="WWNum1">
        <text:list-item>
          <text:p text:style-name="P5">Retrieve the Faculty members of CSE department who took a course for ECE students.</text:p>
        </text:list-item>
        <text:list-item>
          <text:p text:style-name="P5">Retrieve all the 4-credit courses taught in both even sem 2009 and odd sem <text:s/>2010.</text:p>
        </text:list-item>
        <text:list-item>
          <text:p text:style-name="P5">Retrieve all the 4-credit courses taught in even sem 2009 which are not offered in <text:s/>odd sem <text:s/>2010.</text:p>
        </text:list-item>
        <text:list-item>
          <text:p text:style-name="P5">Find the largest salary paid by the University.</text:p>
        </text:list-item>
        <text:list-item>
          <text:p text:style-name="P5">Find the minimum salary paid by the university</text:p>
        </text:list-item>
        <text:list-item>
          <text:p text:style-name="P5">List the faculty members who are working as Counselors also.</text:p>
        </text:list-item>
        <text:list-item>
          <text:p text:style-name="P5">Find the names of all students who took at least one computer science course</text:p>
        </text:list-item>
        <text:list-item>
          <text:p text:style-name="P5">Find the department that has highest average salary?</text:p>
        </text:list-item>
        <text:list-item>
          <text:p text:style-name="P5">Print the name of each instructor along with their salary and their departments average salary</text:p>
        </text:list-item>
        <text:list-item>
          <text:p text:style-name="P5">What is the minimum across average <text:s/>salary of each department? </text:p>
        </text:list-item>
        <text:list-item>
          <text:p text:style-name="P5">Retrieve the department wise average salary for assistant professors if average salary is greater than 5,000.</text:p>
        </text:list-item>
        <text:list-item>
          <text:p text:style-name="P6">Find the names of all faculty whose salary is greater than at least one faculty in the ‘CSE’ <text:s/>department.</text:p>
        </text:list-item>
        <text:list-item>
          <text:p text:style-name="P6"><text:s/>Find the names of all students whose grade for ‘CSE 101’ is greater than at least one student in the ‘CSE’ department.</text:p>
        </text:list-item>
        <text:list-item>
          <text:p text:style-name="P6">Find the number of instructors in each department who teach a course in sem 5 2015.</text:p>
        </text:list-item>
        <text:list-item>
          <text:p text:style-name="P6">List all departments along with the number of instructors in each department.</text:p>
        </text:list-item>
      </text:list>
      <text:p text:style-name="P2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Sreelakshmi S</dc:creator>
    <meta:editing-cycles>2</meta:editing-cycles>
    <meta:creation-date>2015-10-06T04:09:00</meta:creation-date>
    <dc:date>2015-10-13T15:01:38.885718611</dc:date>
    <meta:editing-duration>PT41S</meta:editing-duration>
    <meta:generator>LibreOffice/4.2.7.2$Linux_X86_64 LibreOffice_project/420m0$Build-2</meta:generator>
    <meta:document-statistic meta:table-count="0" meta:image-count="0" meta:object-count="0" meta:page-count="1" meta:paragraph-count="17" meta:word-count="226" meta:character-count="1259" meta:non-whitespace-character-count="10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